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20"/>
          <table:covered-table-cell table:number-columns-repeated="8" table:style-name="ce32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5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5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6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>
            <text:p>東南亞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8" office:value-type="string" calcext:value-type="string">
            <text:p>地<text:span text:style-name="T1">    </text:span><text:span text:style-name="T2">區</text:span></text:p>
          </table:table-cell>
          <table:covered-table-cell table:style-name="ce82"/>
          <table:table-cell table:style-name="ce97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4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3"/>
          <table:covered-table-cell table:style-name="ce67"/>
          <table:table-cell table:style-name="ce71" office:value-type="float" office:value="381" calcext:value-type="float">
            <text:p><text:s text:c="3"/>381</text:p>
          </table:table-cell>
          <table:covered-table-cell table:style-name="ce63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3"/>
          <table:covered-table-cell table:style-name="ce67"/>
          <table:table-cell table:style-name="ce71" office:value-type="float" office:value="604" calcext:value-type="float">
            <text:p><text:s text:c="3"/>604</text:p>
          </table:table-cell>
          <table:covered-table-cell table:style-name="ce63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3"/>
          <table:covered-table-cell table:style-name="ce67"/>
          <table:table-cell table:style-name="ce50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8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8" office:value-type="float" office:value="91" calcext:value-type="float">
            <text:p>91</text:p>
          </table:table-cell>
          <table:table-cell table:style-name="ce83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9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9" office:value-type="float" office:value="1844" calcext:value-type="float">
            <text:p>1,844</text:p>
          </table:table-cell>
          <table:table-cell table:style-name="ce84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8" office:value-type="float" office:value="116" calcext:value-type="float">
            <text:p>116</text:p>
          </table:table-cell>
          <table:table-cell table:style-name="ce83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9" office:value-type="float" office:value="2020" calcext:value-type="float">
            <text:p>2,020</text:p>
          </table:table-cell>
          <table:table-cell table:style-name="ce84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8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8" office:value-type="float" office:value="175" calcext:value-type="float">
            <text:p>175</text:p>
          </table:table-cell>
          <table:table-cell table:style-name="ce83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9" office:value-type="float" office:value="2181" calcext:value-type="float">
            <text:p>2,181</text:p>
          </table:table-cell>
          <table:table-cell table:style-name="ce84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27]+[.E27]+[.H27]" office:value-type="float" office:value="5223" calcext:value-type="float">
            <text:p><text:s text:c="3"/>5,223</text:p>
          </table:table-cell>
          <table:table-cell table:style-name="ce38" office:value-type="float" office:value="5130" calcext:value-type="float">
            <text:p><text:s text:c="3"/>5,13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28]+[.E28]+[.H28]" office:value-type="float" office:value="5223" calcext:value-type="float">
            <text:p><text:s text:c="3"/>5,223</text:p>
          </table:table-cell>
          <table:table-cell table:style-name="ce39" office:value-type="float" office:value="4371" calcext:value-type="float">
            <text:p><text:s text:c="3"/>4,371</text:p>
          </table:table-cell>
          <table:table-cell table:style-name="ce39" office:value-type="float" office:value="521" calcext:value-type="float">
            <text:p><text:s text:c="3"/>521</text:p>
          </table:table-cell>
          <table:table-cell table:style-name="ce39" office:value-type="float" office:value="517" calcext:value-type="float">
            <text:p><text:s text:c="3"/>51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3" office:value-type="float" office:value="331" calcext:value-type="float">
            <text:p><text:s text:c="3"/>331</text:p>
          </table:table-cell>
          <table:table-cell table:style-name="ce39" office:value-type="float" office:value="322" calcext:value-type="float">
            <text:p><text:s text:c="3"/>322</text:p>
          </table:table-cell>
          <table:table-cell table:style-name="ce8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9" office:value-type="string" calcext:value-type="string">
            <text:p>男</text:p>
          </table:table-cell>
          <table:table-cell table:style-name="ce40" table:formula="of:=[.D29]+[.E29]+[.H29]" office:value-type="float" office:value="4278" calcext:value-type="float">
            <text:p><text:s text:c="3"/>4,278</text:p>
          </table:table-cell>
          <table:table-cell table:style-name="ce40" office:value-type="float" office:value="4191" calcext:value-type="float">
            <text:p><text:s text:c="3"/>4,191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9" office:value-type="string" calcext:value-type="string">
            <text:p>女</text:p>
          </table:table-cell>
          <table:table-cell table:style-name="ce40" table:formula="of:=[.D30]+[.E30]+[.H30]" office:value-type="float" office:value="4278" calcext:value-type="float">
            <text:p><text:s text:c="3"/>4,278</text:p>
          </table:table-cell>
          <table:table-cell table:style-name="ce40" office:value-type="float" office:value="3564" calcext:value-type="float">
            <text:p><text:s text:c="3"/>3,564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40" office:value-type="float" office:value="272" calcext:value-type="float">
            <text:p><text:s text:c="3"/>272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1]+[.E31]+[.H31]" office:value-type="float" office:value="5275" calcext:value-type="float">
            <text:p><text:s text:c="3"/>5,275</text:p>
          </table:table-cell>
          <table:table-cell table:style-name="ce38" office:value-type="float" office:value="5174" calcext:value-type="float">
            <text:p><text:s text:c="3"/>5,17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9" office:value-type="string" calcext:value-type="string">
            <text:p>女</text:p>
          </table:table-cell>
          <table:table-cell table:style-name="ce40" table:formula="of:=[.D32]+[.E32]+[.H32]" office:value-type="float" office:value="5275" calcext:value-type="float">
            <text:p><text:s text:c="3"/>5,275</text:p>
          </table:table-cell>
          <table:table-cell table:style-name="ce40" office:value-type="float" office:value="4381" calcext:value-type="float">
            <text:p><text:s text:c="3"/>4,381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549" calcext:value-type="float">
            <text:p><text:s text:c="3"/>54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4" office:value-type="float" office:value="338" calcext:value-type="float">
            <text:p><text:s text:c="3"/>338</text:p>
          </table:table-cell>
          <table:table-cell table:style-name="ce40" office:value-type="float" office:value="326" calcext:value-type="float">
            <text:p><text:s text:c="3"/>326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3]+[.E33]+[.H33]" office:value-type="float" office:value="4608" calcext:value-type="float">
            <text:p><text:s text:c="3"/>4,608</text:p>
          </table:table-cell>
          <table:table-cell table:style-name="ce38" office:value-type="float" office:value="4501" calcext:value-type="float">
            <text:p><text:s text:c="3"/>4,50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9" office:value-type="string" calcext:value-type="string">
            <text:p>女</text:p>
          </table:table-cell>
          <table:table-cell table:style-name="ce40" table:formula="of:=[.D34]+[.E34]+[.H34]" office:value-type="float" office:value="4608" calcext:value-type="float">
            <text:p><text:s text:c="3"/>4,608</text:p>
          </table:table-cell>
          <table:table-cell table:style-name="ce40" office:value-type="float" office:value="3836" calcext:value-type="float">
            <text:p><text:s text:c="3"/>3,836</text:p>
          </table:table-cell>
          <table:table-cell table:style-name="ce40" office:value-type="float" office:value="494" calcext:value-type="float">
            <text:p><text:s text:c="3"/>494</text:p>
          </table:table-cell>
          <table:table-cell table:style-name="ce40" office:value-type="float" office:value="489" calcext:value-type="float">
            <text:p><text:s text:c="3"/>48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278" calcext:value-type="float">
            <text:p><text:s text:c="3"/>278</text:p>
          </table:table-cell>
          <table:table-cell table:style-name="ce40" office:value-type="float" office:value="267" calcext:value-type="float">
            <text:p><text:s text:c="3"/>267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5]+[.E35]+[.H35]" office:value-type="float" office:value="4721" calcext:value-type="float">
            <text:p><text:s text:c="3"/>4,721</text:p>
          </table:table-cell>
          <table:table-cell table:style-name="ce38" office:value-type="float" office:value="4635" calcext:value-type="float">
            <text:p><text:s text:c="3"/>4,63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9" office:value-type="string" calcext:value-type="string">
            <text:p>女</text:p>
          </table:table-cell>
          <table:table-cell table:style-name="ce40" table:formula="of:=[.D36]+[.E36]+[.H36]" office:value-type="float" office:value="4721" calcext:value-type="float">
            <text:p><text:s text:c="3"/>4,721</text:p>
          </table:table-cell>
          <table:table-cell table:style-name="ce40" office:value-type="float" office:value="3975" calcext:value-type="float">
            <text:p><text:s text:c="3"/>3,975</text:p>
          </table:table-cell>
          <table:table-cell table:style-name="ce40" office:value-type="float" office:value="491" calcext:value-type="float">
            <text:p><text:s text:c="3"/>491</text:p>
          </table:table-cell>
          <table:table-cell table:style-name="ce40" office:value-type="float" office:value="484" calcext:value-type="float">
            <text:p><text:s text:c="3"/>484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4" office:value-type="float" office:value="255" calcext:value-type="float">
            <text:p><text:s text:c="3"/>255</text:p>
          </table:table-cell>
          <table:table-cell table:style-name="ce40" office:value-type="float" office:value="252" calcext:value-type="float">
            <text:p><text:s text:c="3"/>252</text:p>
          </table:table-cell>
          <table:table-cell table:style-name="ce8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6" office:value-type="string" calcext:value-type="string">
            <text:p>男</text:p>
          </table:table-cell>
          <table:table-cell table:style-name="ce41" table:formula="of:=SUM([.C39];[.C41];[.C43];[.C45];[.C47];[.C49];[.C51];[.C53])" office:value-type="float" office:value="37212" calcext:value-type="float">
            <text:p><text:s text:c="3"/>37,212</text:p>
          </table:table-cell>
          <table:table-cell table:style-name="ce41" table:formula="of:=SUM([.D39];[.D41];[.D43];[.D45];[.D47];[.D49];[.D51];[.D53])" office:value-type="float" office:value="36455" calcext:value-type="float">
            <text:p><text:s text:c="3"/>36,455</text:p>
          </table:table-cell>
          <table:table-cell table:style-name="ce41" table:formula="of:=SUM([.E39];[.E41];[.E43];[.E45];[.E47];[.E49];[.E51];[.E53])" office:value-type="float" office:value="218" calcext:value-type="float">
            <text:p><text:s text:c="3"/>218</text:p>
          </table:table-cell>
          <table:table-cell table:style-name="ce41" table:formula="of:=SUM([.F39];[.F41];[.F43];[.F45];[.F47];[.F49];[.F51];[.F53])" office:value-type="float" office:value="188" calcext:value-type="float">
            <text:p><text:s text:c="3"/>188</text:p>
          </table:table-cell>
          <table:table-cell table:style-name="ce41" table:formula="of:=SUM([.G39];[.G41];[.G43];[.G45];[.G47];[.G49];[.G51];[.G53])" office:value-type="float" office:value="30" calcext:value-type="float">
            <text:p><text:s text:c="3"/>30</text:p>
          </table:table-cell>
          <table:table-cell table:style-name="ce41" table:formula="of:=SUM([.H39];[.H41];[.H43];[.H45];[.H47];[.H49];[.H51];[.H53])" office:value-type="float" office:value="539" calcext:value-type="float">
            <text:p><text:s text:c="3"/>539</text:p>
          </table:table-cell>
          <table:table-cell table:style-name="ce41" table:formula="of:=SUM([.I39];[.I41];[.I43];[.I45];[.I47];[.I49];[.I51];[.I53])" office:value-type="float" office:value="162" calcext:value-type="float">
            <text:p><text:s text:c="3"/>162</text:p>
          </table:table-cell>
          <table:table-cell table:style-name="ce90" table:formula="of:=SUM([.J39];[.J41];[.J43];[.J45];[.J47];[.J49];[.J51];[.J53])" office:value-type="float" office:value="377" calcext:value-type="float">
            <text:p><text:s text:c="3"/>37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八月止</text:p>
          </table:table-cell>
          <table:table-cell table:style-name="ce24" office:value-type="string" calcext:value-type="string">
            <text:p>女</text:p>
          </table:table-cell>
          <table:table-cell table:style-name="ce42" table:formula="of:=SUM([.C40];[.C42];[.C44];[.C46];[.C48];[.C50];[.C52];[.C54])" office:value-type="float" office:value="37212" calcext:value-type="float">
            <text:p><text:s text:c="3"/>37,212</text:p>
          </table:table-cell>
          <table:table-cell table:style-name="ce42" table:formula="of:=SUM([.D40];[.D42];[.D44];[.D46];[.D48];[.D50];[.D52];[.D54])" office:value-type="float" office:value="30373" calcext:value-type="float">
            <text:p><text:s text:c="3"/>30,373</text:p>
          </table:table-cell>
          <table:table-cell table:style-name="ce42" table:formula="of:=SUM([.E40];[.E42];[.E44];[.E46];[.E48];[.E50];[.E52];[.E54])" office:value-type="float" office:value="4140" calcext:value-type="float">
            <text:p><text:s text:c="3"/>4,140</text:p>
          </table:table-cell>
          <table:table-cell table:style-name="ce42" table:formula="of:=SUM([.F40];[.F42];[.F44];[.F46];[.F48];[.F50];[.F52];[.F54])" office:value-type="float" office:value="4110" calcext:value-type="float">
            <text:p><text:s text:c="3"/>4,110</text:p>
          </table:table-cell>
          <table:table-cell table:style-name="ce42" table:formula="of:=SUM([.G40];[.G42];[.G44];[.G46];[.G48];[.G50];[.G52];[.G54])" office:value-type="float" office:value="30" calcext:value-type="float">
            <text:p><text:s text:c="3"/>30</text:p>
          </table:table-cell>
          <table:table-cell table:style-name="ce42" table:formula="of:=SUM([.H40];[.H42];[.H44];[.H46];[.H48];[.H50];[.H52];[.H54])" office:value-type="float" office:value="2699" calcext:value-type="float">
            <text:p><text:s text:c="3"/>2,699</text:p>
          </table:table-cell>
          <table:table-cell table:style-name="ce42" table:formula="of:=SUM([.I40];[.I42];[.I44];[.I46];[.I48];[.I50];[.I52];[.I54])" office:value-type="float" office:value="2610" calcext:value-type="float">
            <text:p><text:s text:c="3"/>2,610</text:p>
          </table:table-cell>
          <table:table-cell table:style-name="ce91" table:formula="of:=SUM([.J40];[.J42];[.J44];[.J46];[.J48];[.J50];[.J52];[.J54])" office:value-type="float" office:value="89" calcext:value-type="float">
            <text:p><text:s text:c="3"/>8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9]+[.E39]+[.H39]" office:value-type="float" office:value="4398" calcext:value-type="float">
            <text:p><text:s text:c="3"/>4,398</text:p>
          </table:table-cell>
          <table:table-cell table:style-name="ce38" office:value-type="float" office:value="4306" calcext:value-type="float">
            <text:p><text:s text:c="3"/>4,30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40]+[.E40]+[.H40]" office:value-type="float" office:value="4398" calcext:value-type="float">
            <text:p><text:s text:c="3"/>4,398</text:p>
          </table:table-cell>
          <table:table-cell table:style-name="ce40" office:value-type="float" office:value="3652" calcext:value-type="float">
            <text:p><text:s text:c="3"/>3,652</text:p>
          </table:table-cell>
          <table:table-cell table:style-name="ce40" office:value-type="float" office:value="482" calcext:value-type="float">
            <text:p><text:s text:c="3"/>482</text:p>
          </table:table-cell>
          <table:table-cell table:style-name="ce40" office:value-type="float" office:value="480" calcext:value-type="float">
            <text:p><text:s text:c="3"/>48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264" calcext:value-type="float">
            <text:p><text:s text:c="3"/>264</text:p>
          </table:table-cell>
          <table:table-cell table:style-name="ce40" office:value-type="float" office:value="254" calcext:value-type="float">
            <text:p><text:s text:c="3"/>254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1]+[.E41]+[.H41]" office:value-type="float" office:value="3711" calcext:value-type="float">
            <text:p><text:s text:c="3"/>3,711</text:p>
          </table:table-cell>
          <table:table-cell table:style-name="ce38" office:value-type="float" office:value="3607" calcext:value-type="float">
            <text:p><text:s text:c="3"/>3,60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42]+[.E42]+[.H42]" office:value-type="float" office:value="3711" calcext:value-type="float">
            <text:p><text:s text:c="3"/>3,711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395" calcext:value-type="float">
            <text:p><text:s text:c="3"/>395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252" calcext:value-type="float">
            <text:p><text:s text:c="3"/>252</text:p>
          </table:table-cell>
          <table:table-cell table:style-name="ce40" office:value-type="float" office:value="242" calcext:value-type="float">
            <text:p><text:s text:c="3"/>242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3]+[.E43]+[.H43]" office:value-type="float" office:value="4735" calcext:value-type="float">
            <text:p><text:s text:c="3"/>4,735</text:p>
          </table:table-cell>
          <table:table-cell table:style-name="ce38" office:value-type="float" office:value="4639" calcext:value-type="float">
            <text:p><text:s text:c="3"/>4,6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44]+[.E44]+[.H44]" office:value-type="float" office:value="4735" calcext:value-type="float">
            <text:p><text:s text:c="3"/>4,735</text:p>
          </table:table-cell>
          <table:table-cell table:style-name="ce40" office:value-type="float" office:value="3906" calcext:value-type="float">
            <text:p><text:s text:c="3"/>3,906</text:p>
          </table:table-cell>
          <table:table-cell table:style-name="ce40" office:value-type="float" office:value="491" calcext:value-type="float">
            <text:p><text:s text:c="3"/>49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338" calcext:value-type="float">
            <text:p><text:s text:c="3"/>338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5]+[.E45]+[.H45]" office:value-type="float" office:value="4813" calcext:value-type="float">
            <text:p><text:s text:c="3"/>4,813</text:p>
          </table:table-cell>
          <table:table-cell table:style-name="ce38" office:value-type="float" office:value="4718" calcext:value-type="float">
            <text:p><text:s text:c="3"/>4,718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7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46]+[.E46]+[.H46]" office:value-type="float" office:value="4813" calcext:value-type="float">
            <text:p><text:s text:c="3"/>4,813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549" calcext:value-type="float">
            <text:p><text:s text:c="3"/>549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334" calcext:value-type="float">
            <text:p><text:s text:c="3"/>334</text:p>
          </table:table-cell>
          <table:table-cell table:style-name="ce40" office:value-type="float" office:value="322" calcext:value-type="float">
            <text:p><text:s text:c="3"/>322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7]+[.E47]+[.H47]" office:value-type="float" office:value="4972" calcext:value-type="float">
            <text:p><text:s text:c="3"/>4,972</text:p>
          </table:table-cell>
          <table:table-cell table:style-name="ce38" office:value-type="float" office:value="4877" calcext:value-type="float">
            <text:p><text:s text:c="3"/>4,87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48]+[.E48]+[.H48]" office:value-type="float" office:value="4972" calcext:value-type="float">
            <text:p><text:s text:c="3"/>4,972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584" calcext:value-type="float">
            <text:p><text:s text:c="3"/>584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4" office:value-type="float" office:value="365" calcext:value-type="float">
            <text:p><text:s text:c="3"/>365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9]+[.E49]+[.H49]" office:value-type="float" office:value="4709" calcext:value-type="float">
            <text:p><text:s text:c="3"/>4,709</text:p>
          </table:table-cell>
          <table:table-cell table:style-name="ce38" office:value-type="float" office:value="4630" calcext:value-type="float">
            <text:p><text:s text:c="3"/>4,63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0" table:formula="of:=[.D50]+[.E50]+[.H50]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51]+[.E51]+[.H51]" office:value-type="float" office:value="4958" calcext:value-type="float">
            <text:p><text:s text:c="3"/>4,958</text:p>
          </table:table-cell>
          <table:table-cell table:style-name="ce38" office:value-type="float" office:value="4859" calcext:value-type="float">
            <text:p><text:s text:c="3"/>4,859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9" office:value-type="string" calcext:value-type="string">
            <text:p>女</text:p>
          </table:table-cell>
          <table:table-cell table:style-name="ce40" table:formula="of:=[.D52]+[.E52]+[.H52]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4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53]+[.E53]+[.H53]" office:value-type="float" office:value="4916" calcext:value-type="float">
            <text:p><text:s text:c="3"/>4,916</text:p>
          </table:table-cell>
          <table:table-cell table:style-name="ce38" office:value-type="float" office:value="4819" calcext:value-type="float">
            <text:p><text:s text:c="3"/>4,819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30" office:value-type="string" calcext:value-type="string">
            <text:p>女</text:p>
          </table:table-cell>
          <table:table-cell table:style-name="ce43" table:formula="of:=[.D54]+[.E54]+[.H54]" office:value-type="float" office:value="4916" calcext:value-type="float">
            <text:p><text:s text:c="3"/>4,916</text:p>
          </table:table-cell>
          <table:table-cell table:style-name="ce43" office:value-type="float" office:value="3984" calcext:value-type="float">
            <text:p><text:s text:c="3"/>3,984</text:p>
          </table:table-cell>
          <table:table-cell table:style-name="ce43" office:value-type="float" office:value="541" calcext:value-type="float">
            <text:p><text:s text:c="3"/>541</text:p>
          </table:table-cell>
          <table:table-cell table:style-name="ce43" office:value-type="float" office:value="539" calcext:value-type="float">
            <text:p><text:s text:c="3"/>53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3" office:value-type="float" office:value="383" calcext:value-type="float">
            <text:p><text:s text:c="3"/>38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男</text:p>
          </table:table-cell>
          <table:table-cell table:style-name="ce44" table:formula="of:=([.C53]-[.C27])/[.C27]*100" office:value-type="float" office:value="-5.87784798008807" calcext:value-type="float">
            <text:p>－ <text:s text:c="2"/>5.88</text:p>
          </table:table-cell>
          <table:table-cell table:style-name="ce44" table:formula="of:=([.D53]-[.D27])/[.D27]*100" office:value-type="float" office:value="-6.06237816764133" calcext:value-type="float">
            <text:p>－ <text:s text:c="2"/>6.06</text:p>
          </table:table-cell>
          <table:table-cell table:style-name="ce44" table:formula="of:=([.E53]-[.E27])/[.E27]*100" office:value-type="float" office:value="-11.1111111111111" calcext:value-type="float">
            <text:p>－ <text:s text:c="2"/>11.11</text:p>
          </table:table-cell>
          <table:table-cell table:style-name="ce64" table:formula="of:=([.F53]-[.F27])/[.F27]*100" office:value-type="float" office:value="-4.76190476190476" calcext:value-type="float">
            <text:p><text:s text:c="3"/>－4.76</text:p>
          </table:table-cell>
          <table:table-cell table:style-name="ce44" table:formula="of:=([.G53]-[.G27])/[.G27]*100" office:value-type="float" office:value="-33.3333333333333" calcext:value-type="float">
            <text:p>－ <text:s text:c="2"/>33.33</text:p>
          </table:table-cell>
          <table:table-cell table:style-name="ce44" table:formula="of:=([.H53]-[.H27])/[.H27]*100" office:value-type="float" office:value="10.6060606060606" calcext:value-type="float">
            <text:p>10.61</text:p>
          </table:table-cell>
          <table:table-cell table:style-name="ce44" table:formula="of:=([.I53]-[.I27])/[.I27]*100" office:value-type="float" office:value="-18.1818181818182" calcext:value-type="float">
            <text:p>－ <text:s text:c="2"/>18.18</text:p>
          </table:table-cell>
          <table:table-cell table:style-name="ce93" table:formula="of:=([.J53]-[.J27])/[.J27]*100" office:value-type="float" office:value="25" calcext:value-type="float">
            <text:p>25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5" table:formula="of:=([.C54]-[.C28])/[.C28]*100" office:value-type="float" office:value="-5.87784798008807" calcext:value-type="float">
            <text:p>－ <text:s text:c="2"/>5.88</text:p>
          </table:table-cell>
          <table:table-cell table:style-name="ce45" table:formula="of:=([.D54]-[.D28])/[.D28]*100" office:value-type="float" office:value="-8.8538091969801" calcext:value-type="float">
            <text:p>－ <text:s text:c="2"/>8.85</text:p>
          </table:table-cell>
          <table:table-cell table:style-name="ce58" table:formula="of:=([.E54]-[.E28])/[.E28]*100" office:value-type="float" office:value="3.83877159309021" calcext:value-type="float">
            <text:p><text:s/>3.84</text:p>
          </table:table-cell>
          <table:table-cell table:style-name="ce58" table:formula="of:=([.F54]-[.F28])/[.F28]*100" office:value-type="float" office:value="4.25531914893617" calcext:value-type="float">
            <text:p><text:s/>4.26</text:p>
          </table:table-cell>
          <table:table-cell table:style-name="ce45" table:formula="of:=([.G54]-[.G28])/[.G28]*100" office:value-type="float" office:value="-50" calcext:value-type="float">
            <text:p>－ <text:s text:c="2"/>50.00</text:p>
          </table:table-cell>
          <table:table-cell table:style-name="ce45" table:formula="of:=([.H54]-[.H28])/[.H28]*100" office:value-type="float" office:value="18.1268882175227" calcext:value-type="float">
            <text:p>18.13</text:p>
          </table:table-cell>
          <table:table-cell table:style-name="ce45" table:formula="of:=([.I54]-[.I28])/[.I28]*100" office:value-type="float" office:value="18.944099378882" calcext:value-type="float">
            <text:p>18.94</text:p>
          </table:table-cell>
          <table:table-cell table:style-name="ce94" table:formula="of:=([.J54]-[.J28])/[.J28]*100" office:value-type="float" office:value="-11.1111111111111" calcext:value-type="float">
            <text:p>－ <text:s text:c="2"/>11.11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較本年上月</text:p>
          </table:table-cell>
          <table:table-cell table:style-name="ce29" office:value-type="string" calcext:value-type="string">
            <text:p>男</text:p>
          </table:table-cell>
          <table:table-cell table:style-name="ce46" table:formula="of:=([.C53]-[.C51])/[.C51]*100" office:value-type="float" office:value="-0.847115772488907" calcext:value-type="float">
            <text:p>－ <text:s text:c="2"/>0.85</text:p>
          </table:table-cell>
          <table:table-cell table:style-name="ce46" table:formula="of:=([.D53]-[.D51])/[.D51]*100" office:value-type="float" office:value="-0.823214653220827" calcext:value-type="float">
            <text:p>－ <text:s text:c="2"/>0.82</text:p>
          </table:table-cell>
          <table:table-cell table:style-name="ce59" table:formula="of:=([.E53]-[.E51])/[.E51]*100" office:value-type="float" office:value="-7.69230769230769" calcext:value-type="float">
            <text:p><text:s text:c="3"/>－7.69</text:p>
          </table:table-cell>
          <table:table-cell table:style-name="ce46" table:formula="of:=([.F53]-[.F51])/[.F51]*100" office:value-type="float" office:value="-20" calcext:value-type="float">
            <text:p>－ <text:s text:c="2"/>20.00</text:p>
          </table:table-cell>
          <table:table-cell table:style-name="ce46" table:formula="of:=([.G53]-[.G51])/[.G51]*100" office:value-type="float" office:value="300" calcext:value-type="float">
            <text:p>300.00</text:p>
          </table:table-cell>
          <table:table-cell table:style-name="ce46" table:formula="of:=([.H53]-[.H51])/[.H51]*100" office:value-type="float" office:value="0" calcext:value-type="float">
            <text:p>－</text:p>
          </table:table-cell>
          <table:table-cell table:style-name="ce46" table:formula="of:=([.I53]-[.I51])/[.I51]*100" office:value-type="float" office:value="0" calcext:value-type="float">
            <text:p>－</text:p>
          </table:table-cell>
          <table:table-cell table:style-name="ce95" table:formula="of:=([.J53]-[.J51])/[.J51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5" table:formula="of:=([.C54]-[.C52])/[.C52]*100" office:value-type="float" office:value="-0.847115772488907" calcext:value-type="float">
            <text:p>－ <text:s text:c="2"/>0.85</text:p>
          </table:table-cell>
          <table:table-cell table:style-name="ce45" table:formula="of:=([.D54]-[.D52])/[.D52]*100" office:value-type="float" office:value="-1.09235352532274" calcext:value-type="float">
            <text:p>－ <text:s text:c="2"/>1.09</text:p>
          </table:table-cell>
          <table:table-cell table:style-name="ce58" table:formula="of:=([.E54]-[.E52])/[.E52]*100" office:value-type="float" office:value="-3.39285714285714" calcext:value-type="float">
            <text:p><text:s text:c="3"/>－3.39</text:p>
          </table:table-cell>
          <table:table-cell table:style-name="ce58" table:formula="of:=([.F54]-[.F52])/[.F52]*100" office:value-type="float" office:value="-3.05755395683453" calcext:value-type="float">
            <text:p><text:s text:c="3"/>－3.06</text:p>
          </table:table-cell>
          <table:table-cell table:style-name="ce45" table:formula="of:=([.G54]-[.G52])/[.G52]*100" office:value-type="float" office:value="-50" calcext:value-type="float">
            <text:p>－ <text:s text:c="2"/>50.00</text:p>
          </table:table-cell>
          <table:table-cell table:style-name="ce45" table:formula="of:=([.H54]-[.H52])/[.H52]*100" office:value-type="float" office:value="5.67567567567568" calcext:value-type="float">
            <text:p>5.68</text:p>
          </table:table-cell>
          <table:table-cell table:style-name="ce45" table:formula="of:=([.I54]-[.I52])/[.I52]*100" office:value-type="float" office:value="6.68523676880223" calcext:value-type="float">
            <text:p>6.69</text:p>
          </table:table-cell>
          <table:table-cell table:style-name="ce94" table:formula="of:=([.J54]-[.J52])/[.J52]*100" office:value-type="float" office:value="-27.2727272727273" calcext:value-type="float">
            <text:p>－ <text:s text:c="2"/>27.27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9" table:number-columns-spanned="2" table:number-rows-spanned="1"/>
          <table:covered-table-cell table:style-name="ce79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3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20"/>
            <table:covered-table-cell table:number-columns-repeated="8" table:style-name="ce32"/>
            <table:table-cell table:style-name="ce96" table:number-columns-repeated="1014"/>
          </table:table-row>
          <table:table-row table:style-name="ro3">
            <table:table-cell table:style-name="ce98" table:number-columns-repeated="3"/>
            <table:table-cell table:style-name="ce101" office:value-type="string" calcext:value-type="string">
              <text:p><text:s text:c="4"/>中 華 民 國 97 年 8 月 份</text:p>
            </table:table-cell>
            <table:table-cell table:style-name="ce98" table:number-columns-repeated="5"/>
            <table:table-cell table:style-name="ce111"/>
            <table:table-cell table:style-name="ce96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5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5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6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>
            <text:p>東南亞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8" office:value-type="string" calcext:value-type="string">
            <text:p>地<text:span text:style-name="T1">    </text:span><text:span text:style-name="T2">區</text:span></text:p>
          </table:table-cell>
          <table:covered-table-cell table:style-name="ce82"/>
          <table:table-cell table:style-name="ce97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4" office:value-type="string" calcext:value-type="string">
            <text:p>男</text:p>
          </table:table-cell>
          <table:table-cell table:style-name="ce49" table:formula="of:=[.C9]+[.C59]" office:value-type="float" office:value="4916" calcext:value-type="float">
            <text:p><text:s text:c="3"/>4,916</text:p>
          </table:table-cell>
          <table:table-cell table:style-name="ce49" table:formula="of:=[.D9]+[.D59]" office:value-type="float" office:value="4819" calcext:value-type="float">
            <text:p><text:s text:c="3"/>4,819</text:p>
          </table:table-cell>
          <table:table-cell table:style-name="ce49" table:formula="of:=[.E9]+[.E59]" office:value-type="float" office:value="24" calcext:value-type="float">
            <text:p><text:s text:c="3"/>24</text:p>
          </table:table-cell>
          <table:table-cell table:style-name="ce49" table:formula="of:=[.F9]+[.F59]" office:value-type="float" office:value="20" calcext:value-type="float">
            <text:p><text:s text:c="3"/>20</text:p>
          </table:table-cell>
          <table:table-cell table:style-name="ce49" table:formula="of:=[.G9]+[.G59]" office:value-type="float" office:value="4" calcext:value-type="float">
            <text:p><text:s text:c="3"/>4</text:p>
          </table:table-cell>
          <table:table-cell table:style-name="ce49" table:formula="of:=[.H9]+[.H59]" office:value-type="float" office:value="73" calcext:value-type="float">
            <text:p><text:s text:c="3"/>73</text:p>
          </table:table-cell>
          <table:table-cell table:style-name="ce49" table:formula="of:=[.I9]+[.I59]" office:value-type="float" office:value="18" calcext:value-type="float">
            <text:p><text:s text:c="3"/>18</text:p>
          </table:table-cell>
          <table:table-cell table:style-name="ce112" table:formula="of:=[.J9]+[.J59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50" table:formula="of:=[.C10]+[.C60]" office:value-type="float" office:value="4916" calcext:value-type="float">
            <text:p><text:s text:c="3"/>4,916</text:p>
          </table:table-cell>
          <table:table-cell table:style-name="ce50" table:formula="of:=[.D10]+[.D60]" office:value-type="float" office:value="3984" calcext:value-type="float">
            <text:p><text:s text:c="3"/>3,984</text:p>
          </table:table-cell>
          <table:table-cell table:style-name="ce50" table:formula="of:=[.E10]+[.E60]" office:value-type="float" office:value="541" calcext:value-type="float">
            <text:p><text:s text:c="3"/>541</text:p>
          </table:table-cell>
          <table:table-cell table:style-name="ce50" table:formula="of:=[.F10]+[.F60]" office:value-type="float" office:value="539" calcext:value-type="float">
            <text:p><text:s text:c="3"/>539</text:p>
          </table:table-cell>
          <table:table-cell table:style-name="ce50" table:formula="of:=[.G10]+[.G60]" office:value-type="float" office:value="2" calcext:value-type="float">
            <text:p><text:s text:c="3"/>2</text:p>
          </table:table-cell>
          <table:table-cell table:style-name="ce50" table:formula="of:=[.H10]+[.H60]" office:value-type="float" office:value="391" calcext:value-type="float">
            <text:p><text:s text:c="3"/>391</text:p>
          </table:table-cell>
          <table:table-cell table:style-name="ce50" table:formula="of:=[.I10]+[.I60]" office:value-type="float" office:value="383" calcext:value-type="float">
            <text:p><text:s text:c="3"/>383</text:p>
          </table:table-cell>
          <table:table-cell table:style-name="ce113" table:formula="of:=[.J10]+[.J60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C11]+[.C55]+[.C57]" office:value-type="float" office:value="4906" calcext:value-type="float">
            <text:p><text:s text:c="3"/>4,906</text:p>
          </table:table-cell>
          <table:table-cell table:style-name="ce36" table:formula="of:=[.D11]+[.D55]+[.D57]" office:value-type="float" office:value="4809" calcext:value-type="float">
            <text:p><text:s text:c="3"/>4,809</text:p>
          </table:table-cell>
          <table:table-cell table:style-name="ce36" table:formula="of:=[.E11]+[.E55]+[.E57]" office:value-type="float" office:value="24" calcext:value-type="float">
            <text:p><text:s text:c="3"/>24</text:p>
          </table:table-cell>
          <table:table-cell table:style-name="ce36" table:formula="of:=[.F11]+[.F55]+[.F57]" office:value-type="float" office:value="20" calcext:value-type="float">
            <text:p><text:s text:c="3"/>20</text:p>
          </table:table-cell>
          <table:table-cell table:style-name="ce36" table:formula="of:=[.G11]+[.G55]+[.G57]" office:value-type="float" office:value="4" calcext:value-type="float">
            <text:p><text:s text:c="3"/>4</text:p>
          </table:table-cell>
          <table:table-cell table:style-name="ce36" table:formula="of:=[.H11]+[.H55]+[.H57]" office:value-type="float" office:value="73" calcext:value-type="float">
            <text:p><text:s text:c="3"/>73</text:p>
          </table:table-cell>
          <table:table-cell table:style-name="ce36" table:formula="of:=[.I11]+[.I55]+[.I57]" office:value-type="float" office:value="18" calcext:value-type="float">
            <text:p><text:s text:c="3"/>18</text:p>
          </table:table-cell>
          <table:table-cell table:style-name="ce85" table:formula="of:=[.J11]+[.J55]+[.J57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C12]+[.C56]+[.C58]" office:value-type="float" office:value="4906" calcext:value-type="float">
            <text:p><text:s text:c="3"/>4,906</text:p>
          </table:table-cell>
          <table:table-cell table:style-name="ce37" table:formula="of:=[.D12]+[.D56]+[.D58]" office:value-type="float" office:value="3979" calcext:value-type="float">
            <text:p><text:s text:c="3"/>3,979</text:p>
          </table:table-cell>
          <table:table-cell table:style-name="ce37" table:formula="of:=[.E12]+[.E56]+[.E58]" office:value-type="float" office:value="538" calcext:value-type="float">
            <text:p><text:s text:c="3"/>538</text:p>
          </table:table-cell>
          <table:table-cell table:style-name="ce37" table:formula="of:=[.F12]+[.F56]+[.F58]" office:value-type="float" office:value="536" calcext:value-type="float">
            <text:p><text:s text:c="3"/>536</text:p>
          </table:table-cell>
          <table:table-cell table:style-name="ce37" table:formula="of:=[.G12]+[.G56]+[.G58]" office:value-type="float" office:value="2" calcext:value-type="float">
            <text:p><text:s text:c="3"/>2</text:p>
          </table:table-cell>
          <table:table-cell table:style-name="ce37" table:formula="of:=[.H12]+[.H56]+[.H58]" office:value-type="float" office:value="389" calcext:value-type="float">
            <text:p><text:s text:c="3"/>389</text:p>
          </table:table-cell>
          <table:table-cell table:style-name="ce37" table:formula="of:=[.I12]+[.I56]+[.I58]" office:value-type="float" office:value="381" calcext:value-type="float">
            <text:p><text:s text:c="3"/>381</text:p>
          </table:table-cell>
          <table:table-cell table:style-name="ce86" table:formula="of:=[.J12]+[.J56]+[.J58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4" office:value-type="string" calcext:value-type="string">
            <text:p>男</text:p>
          </table:table-cell>
          <table:table-cell table:style-name="ce51" table:formula="of:=SUM([.C13];[.C15];[.C17];[.C19];[.C21];[.C23];[.C25];[.C27];[.C29];[.C31];[.C33];[.C35];[.C37];[.C39];[.C41];[.C43];[.C45];[.C47];[.C49];[.C51];[.C53])" office:value-type="float" office:value="4035" calcext:value-type="float">
            <text:p><text:s text:c="3"/>4,035</text:p>
          </table:table-cell>
          <table:table-cell table:style-name="ce51" table:formula="of:=SUM([.D13];[.D15];[.D17];[.D19];[.D21];[.D23];[.D25];[.D27];[.D29];[.D31];[.D33];[.D35];[.D37];[.D39];[.D41];[.D43];[.D45];[.D47];[.D49];[.D51];[.D53])" office:value-type="float" office:value="3960" calcext:value-type="float">
            <text:p><text:s text:c="3"/>3,960</text:p>
          </table:table-cell>
          <table:table-cell table:style-name="ce51" table:formula="of:=SUM([.E13];[.E15];[.E17];[.E19];[.E21];[.E23];[.E25];[.E27];[.E29];[.E31];[.E33];[.E35];[.E37];[.E39];[.E41];[.E43];[.E45];[.E47];[.E49];[.E51];[.E53])" office:value-type="float" office:value="22" calcext:value-type="float">
            <text:p><text:s text:c="3"/>22</text:p>
          </table:table-cell>
          <table:table-cell table:style-name="ce51" table:formula="of:=SUM([.F13];[.F15];[.F17];[.F19];[.F21];[.F23];[.F25];[.F27];[.F29];[.F31];[.F33];[.F35];[.F37];[.F39];[.F41];[.F43];[.F45];[.F47];[.F49];[.F51];[.F53])" office:value-type="float" office:value="19" calcext:value-type="float">
            <text:p><text:s text:c="3"/>19</text:p>
          </table:table-cell>
          <table:table-cell table:style-name="ce51" table:formula="of:=SUM([.G13];[.G15];[.G17];[.G19];[.G21];[.G23];[.G25];[.G27];[.G29];[.G31];[.G33];[.G35];[.G37];[.G39];[.G41];[.G43];[.G45];[.G47];[.G49];[.G51];[.G53])" office:value-type="float" office:value="3" calcext:value-type="float">
            <text:p><text:s text:c="3"/>3</text:p>
          </table:table-cell>
          <table:table-cell table:style-name="ce51" table:formula="of:=SUM([.H13];[.H15];[.H17];[.H19];[.H21];[.H23];[.H25];[.H27];[.H29];[.H31];[.H33];[.H35];[.H37];[.H39];[.H41];[.H43];[.H45];[.H47];[.H49];[.H51];[.H53])" office:value-type="float" office:value="53" calcext:value-type="float">
            <text:p><text:s text:c="3"/>53</text:p>
          </table:table-cell>
          <table:table-cell table:style-name="ce51" table:formula="of:=SUM([.I13];[.I15];[.I17];[.I19];[.I21];[.I23];[.I25];[.I27];[.I29];[.I31];[.I33];[.I35];[.I37];[.I39];[.I41];[.I43];[.I45];[.I47];[.I49];[.I51];[.I53])" office:value-type="float" office:value="18" calcext:value-type="float">
            <text:p><text:s text:c="3"/>18</text:p>
          </table:table-cell>
          <table:table-cell table:style-name="ce114" table:formula="of:=SUM([.J13];[.J15];[.J17];[.J19];[.J21];[.J23];[.J25];[.J27];[.J29];[.J31];[.J33];[.J35];[.J37];[.J39];[.J41];[.J43];[.J45];[.J47];[.J49];[.J51];[.J53])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52" table:formula="of:=SUM([.C14];[.C16];[.C18];[.C20];[.C22];[.C24];[.C26];[.C28];[.C30];[.C32];[.C34];[.C36];[.C38];[.C40];[.C42];[.C44];[.C46];[.C48];[.C50];[.C52];[.C54])" office:value-type="float" office:value="4035" calcext:value-type="float">
            <text:p><text:s text:c="3"/>4,035</text:p>
          </table:table-cell>
          <table:table-cell table:style-name="ce52" table:formula="of:=SUM([.D14];[.D16];[.D18];[.D20];[.D22];[.D24];[.D26];[.D28];[.D30];[.D32];[.D34];[.D36];[.D38];[.D40];[.D42];[.D44];[.D46];[.D48];[.D50];[.D52];[.D54])" office:value-type="float" office:value="3260" calcext:value-type="float">
            <text:p><text:s text:c="3"/>3,260</text:p>
          </table:table-cell>
          <table:table-cell table:style-name="ce52" table:formula="of:=SUM([.E14];[.E16];[.E18];[.E20];[.E22];[.E24];[.E26];[.E28];[.E30];[.E32];[.E34];[.E36];[.E38];[.E40];[.E42];[.E44];[.E46];[.E48];[.E50];[.E52];[.E54])" office:value-type="float" office:value="423" calcext:value-type="float">
            <text:p><text:s text:c="3"/>423</text:p>
          </table:table-cell>
          <table:table-cell table:style-name="ce52" table:formula="of:=SUM([.F14];[.F16];[.F18];[.F20];[.F22];[.F24];[.F26];[.F28];[.F30];[.F32];[.F34];[.F36];[.F38];[.F40];[.F42];[.F44];[.F46];[.F48];[.F50];[.F52];[.F54])" office:value-type="float" office:value="421" calcext:value-type="float">
            <text:p><text:s text:c="3"/>421</text:p>
          </table:table-cell>
          <table:table-cell table:style-name="ce52" table:formula="of:=SUM([.G14];[.G16];[.G18];[.G20];[.G22];[.G24];[.G26];[.G28];[.G30];[.G32];[.G34];[.G36];[.G38];[.G40];[.G42];[.G44];[.G46];[.G48];[.G50];[.G52];[.G54])" office:value-type="float" office:value="2" calcext:value-type="float">
            <text:p><text:s text:c="3"/>2</text:p>
          </table:table-cell>
          <table:table-cell table:style-name="ce52" table:formula="of:=SUM([.H14];[.H16];[.H18];[.H20];[.H22];[.H24];[.H26];[.H28];[.H30];[.H32];[.H34];[.H36];[.H38];[.H40];[.H42];[.H44];[.H46];[.H48];[.H50];[.H52];[.H54])" office:value-type="float" office:value="352" calcext:value-type="float">
            <text:p><text:s text:c="3"/>352</text:p>
          </table:table-cell>
          <table:table-cell table:style-name="ce52" table:formula="of:=SUM([.I14];[.I16];[.I18];[.I20];[.I22];[.I24];[.I26];[.I28];[.I30];[.I32];[.I34];[.I36];[.I38];[.I40];[.I42];[.I44];[.I46];[.I48];[.I50];[.I52];[.I54])" office:value-type="float" office:value="347" calcext:value-type="float">
            <text:p><text:s text:c="3"/>347</text:p>
          </table:table-cell>
          <table:table-cell table:style-name="ce115" table:formula="of:=SUM([.J14];[.J16];[.J18];[.J20];[.J22];[.J24];[.J26];[.J28];[.J30];[.J32];[.J34];[.J36];[.J38];[.J40];[.J42];[.J44];[.J46];[.J48];[.J50];[.J52];[.J54])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13]+[.E13]+[.H13]" office:value-type="float" office:value="933" calcext:value-type="float">
            <text:p><text:s text:c="3"/>933</text:p>
          </table:table-cell>
          <table:table-cell table:style-name="ce102" office:value-type="float" office:value="912" calcext:value-type="float">
            <text:p><text:s text:c="3"/>91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14]+[.E14]+[.H14]" office:value-type="float" office:value="933" calcext:value-type="float">
            <text:p><text:s text:c="3"/>933</text:p>
          </table:table-cell>
          <table:table-cell table:style-name="ce39" office:value-type="float" office:value="770" calcext:value-type="float">
            <text:p><text:s text:c="3"/>770</text:p>
          </table:table-cell>
          <table:table-cell table:number-columns-repeated="2" table:style-name="ce39" office:value-type="float" office:value="104" calcext:value-type="float">
            <text:p><text:s text:c="3"/>10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15]+[.E15]+[.H15]" office:value-type="float" office:value="90" calcext:value-type="float">
            <text:p><text:s text:c="3"/>90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16]+[.E16]+[.H16]" office:value-type="float" office:value="90" calcext:value-type="float">
            <text:p><text:s text:c="3"/>90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17]+[.E17]+[.H17]" office:value-type="float" office:value="486" calcext:value-type="float">
            <text:p><text:s text:c="3"/>486</text:p>
          </table:table-cell>
          <table:table-cell table:style-name="ce102" office:value-type="float" office:value="471" calcext:value-type="float">
            <text:p><text:s text:c="3"/>47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18]+[.E18]+[.H18]" office:value-type="float" office:value="486" calcext:value-type="float">
            <text:p><text:s text:c="3"/>486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number-columns-repeated="2" table:style-name="ce39" office:value-type="float" office:value="58" calcext:value-type="float">
            <text:p><text:s text:c="3"/>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19]+[.E19]+[.H19]" office:value-type="float" office:value="88" calcext:value-type="float">
            <text:p><text:s text:c="3"/>88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20]+[.E20]+[.H20]" office:value-type="float" office:value="88" calcext:value-type="float">
            <text:p><text:s text:c="3"/>88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21]+[.E21]+[.H21]" office:value-type="float" office:value="132" calcext:value-type="float">
            <text:p><text:s text:c="3"/>132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22]+[.E22]+[.H22]" office:value-type="float" office:value="132" calcext:value-type="float">
            <text:p><text:s text:c="3"/>132</text:p>
          </table:table-cell>
          <table:table-cell table:style-name="ce39" office:value-type="float" office:value="104" calcext:value-type="float">
            <text:p><text:s text:c="3"/>104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23]+[.E23]+[.H23]" office:value-type="float" office:value="320" calcext:value-type="float">
            <text:p><text:s text:c="3"/>320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24]+[.E24]+[.H24]" office:value-type="float" office:value="320" calcext:value-type="float">
            <text:p><text:s text:c="3"/>320</text:p>
          </table:table-cell>
          <table:table-cell table:style-name="ce39" office:value-type="float" office:value="264" calcext:value-type="float">
            <text:p><text:s text:c="3"/>264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25]+[.E25]+[.H25]" office:value-type="float" office:value="199" calcext:value-type="float">
            <text:p><text:s text:c="3"/>199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26]+[.E26]+[.H26]" office:value-type="float" office:value="199" calcext:value-type="float">
            <text:p><text:s text:c="3"/>199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27]+[.E27]+[.H27]" office:value-type="float" office:value="111" calcext:value-type="float">
            <text:p><text:s text:c="3"/>111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28]+[.E28]+[.H28]" office:value-type="float" office:value="111" calcext:value-type="float">
            <text:p><text:s text:c="3"/>111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29]+[.E29]+[.H29]" office:value-type="float" office:value="119" calcext:value-type="float">
            <text:p><text:s text:c="3"/>119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30]+[.E30]+[.H30]" office:value-type="float" office:value="119" calcext:value-type="float">
            <text:p><text:s text:c="3"/>119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31]+[.E31]+[.H31]" office:value-type="float" office:value="101" calcext:value-type="float">
            <text:p><text:s text:c="3"/>101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39" table:formula="of:=[.D32]+[.E32]+[.H32]" office:value-type="float" office:value="101" calcext:value-type="float">
            <text:p><text:s text:c="3"/>101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33]+[.E33]+[.H33]" office:value-type="float" office:value="213" calcext:value-type="float">
            <text:p><text:s text:c="3"/>213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34]+[.E34]+[.H34]" office:value-type="float" office:value="213" calcext:value-type="float">
            <text:p><text:s text:c="3"/>213</text:p>
          </table:table-cell>
          <table:table-cell table:style-name="ce39" office:value-type="float" office:value="172" calcext:value-type="float">
            <text:p><text:s text:c="3"/>172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99" table:formula="of:=[.D35]+[.E35]+[.H35]" office:value-type="float" office:value="272" calcext:value-type="float">
            <text:p><text:s text:c="3"/>272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36]+[.E36]+[.H36]" office:value-type="float" office:value="272" calcext:value-type="float">
            <text:p><text:s text:c="3"/>272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37]+[.E37]+[.H37]" office:value-type="float" office:value="163" calcext:value-type="float">
            <text:p><text:s text:c="3"/>163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39" table:formula="of:=[.D38]+[.E38]+[.H38]" office:value-type="float" office:value="163" calcext:value-type="float">
            <text:p><text:s text:c="3"/>163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.D39]+[.E39]+[.H39]" office:value-type="float" office:value="51" calcext:value-type="float">
            <text:p><text:s text:c="3"/>51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40]+[.E40]+[.H40]" office:value-type="float" office:value="51" calcext:value-type="float">
            <text:p><text:s text:c="3"/>5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41]+[.E41]+[.H41]" office:value-type="float" office:value="101" calcext:value-type="float">
            <text:p><text:s text:c="3"/>101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42]+[.E42]+[.H42]" office:value-type="float" office:value="101" calcext:value-type="float">
            <text:p><text:s text:c="3"/>101</text:p>
          </table:table-cell>
          <table:table-cell table:style-name="ce39" office:value-type="float" office:value="89" calcext:value-type="float">
            <text:p><text:s text:c="3"/>89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43]+[.E43]+[.H43]" office:value-type="float" office:value="17" calcext:value-type="float">
            <text:p><text:s text:c="3"/>1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44]+[.E44]+[.H44]" office:value-type="float" office:value="17" calcext:value-type="float">
            <text:p><text:s text:c="3"/>17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.D45]+[.E45]+[.H45]" office:value-type="float" office:value="106" calcext:value-type="float">
            <text:p><text:s text:c="3"/>106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46]+[.E46]+[.H46]" office:value-type="float" office:value="106" calcext:value-type="float">
            <text:p><text:s text:c="3"/>106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99" table:formula="of:=[.D47]+[.E47]+[.H47]" office:value-type="float" office:value="90" calcext:value-type="float">
            <text:p><text:s text:c="3"/>90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48]+[.E48]+[.H48]" office:value-type="float" office:value="90" calcext:value-type="float">
            <text:p><text:s text:c="3"/>90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49]+[.E49]+[.H49]" office:value-type="float" office:value="245" calcext:value-type="float">
            <text:p><text:s text:c="3"/>245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50]+[.E50]+[.H50]" office:value-type="float" office:value="245" calcext:value-type="float">
            <text:p><text:s text:c="3"/>245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男</text:p>
          </table:table-cell>
          <table:table-cell table:style-name="ce38" table:formula="of:=[.D51]+[.E51]+[.H51]" office:value-type="float" office:value="49" calcext:value-type="float">
            <text:p><text:s text:c="3"/>49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52]+[.E52]+[.H52]" office:value-type="float" office:value="49" calcext:value-type="float">
            <text:p><text:s text:c="3"/>49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53]+[.E53]+[.H53]" office:value-type="float" office:value="149" calcext:value-type="float">
            <text:p><text:s text:c="3"/>149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54]+[.E54]+[.H54]" office:value-type="float" office:value="149" calcext:value-type="float">
            <text:p><text:s text:c="3"/>149</text:p>
          </table:table-cell>
          <table:table-cell table:style-name="ce39" office:value-type="float" office:value="128" calcext:value-type="float">
            <text:p><text:s text:c="3"/>128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4" office:value-type="string" calcext:value-type="string">
            <text:p>男</text:p>
          </table:table-cell>
          <table:table-cell table:style-name="ce100" table:formula="of:=[.D55]+[.E55]+[.H55]" office:value-type="float" office:value="497" calcext:value-type="float">
            <text:p><text:s text:c="3"/>497</text:p>
          </table:table-cell>
          <table:table-cell table:style-name="ce103" office:value-type="float" office:value="481" calcext:value-type="float">
            <text:p><text:s text:c="3"/>48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100" office:value-type="float" office:value="0" calcext:value-type="float">
            <text:p>—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56]+[.E56]+[.H56]" office:value-type="float" office:value="497" calcext:value-type="float">
            <text:p><text:s text:c="3"/>497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number-columns-repeated="2" table:style-name="ce37" office:value-type="float" office:value="66" calcext:value-type="float">
            <text:p><text:s text:c="3"/>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D57]+[.E57]+[.H57]" office:value-type="float" office:value="374" calcext:value-type="float">
            <text:p><text:s text:c="3"/>374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D58]+[.E58]+[.H58]" office:value-type="float" office:value="374" calcext:value-type="float">
            <text:p><text:s text:c="3"/>374</text:p>
          </table:table-cell>
          <table:table-cell table:style-name="ce37" office:value-type="float" office:value="306" calcext:value-type="float">
            <text:p><text:s text:c="3"/>306</text:p>
          </table:table-cell>
          <table:table-cell table:number-columns-repeated="2"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4" office:value-type="string" calcext:value-type="string">
            <text:p>男</text:p>
          </table:table-cell>
          <table:table-cell table:style-name="ce36" table:formula="of:=[.C61]+[.C63]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table:formula="of:=[.C62]+[.C64]" office:value-type="float" office:value="10" calcext:value-type="float">
            <text:p><text:s text:c="3"/>10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61]+[.E61]+[.H61]" office:value-type="float" office:value="9" calcext:value-type="float">
            <text:p><text:s text:c="3"/>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62]+[.E62]+[.H62]" office:value-type="float" office:value="9" calcext:value-type="float">
            <text:p><text:s text:c="3"/>9</text:p>
          </table:table-cell>
          <table:table-cell table:style-name="ce39" office:value-type="float" office:value="5" calcext:value-type="float">
            <text:p><text:s text:c="3"/>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9" office:value-type="string" calcext:value-type="string">
            <text:p>男</text:p>
          </table:table-cell>
          <table:table-cell table:style-name="ce99" table:formula="of:=[.D63]+[.E63]+[.H63]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39" table:formula="of:=[.D64]+[.E64]+[.H64]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0" table:number-columns-repeated="2"/>
          <table:table-cell table:style-name="ce105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9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79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11:22</meta:creation-date>
    <dc:creator>MOI</dc:creator>
    <dc:date>2008-09-08T13:11:47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